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fonso, te paso por aquí los datos y te paso un resumen de la metodología, aún no hay nada publicado. He quitado los transectos fuera del campo, por lo que serían solo BH: borde/margen de habas. DH: dentro de habas. Si no me equivoco el total de m2 de todas las rondas y campos sería 6750m por zona.</text:p>
      <text:p text:style-name="Standard"/>
      <text:p text:style-name="Standard"/>
      <text:p text:style-name="Standard">El data set está crudo, por lo que hay observaciones que vienen de los individuos pinchados y otras que son de los que no se cogían pero se apuntaban en vuelo.</text:p>
      <text:p text:style-name="Standard">1 reply</text:p>
      <text:p text:style-name="Standard">Also sent to the group</text:p>
      <text:p text:style-name="Standard"/>
      <text:p text:style-name="Standard">Carlos <text:s/>17 minutes ago</text:p>
      <text:p text:style-name="Standard">no en vuelo, que se posaban en la flor se apuntaban, pero que no los atrapaba con la red.</text:p>
      <text:p text:style-name="Standard"/>
      <text:p text:style-name="Standard"/>
      <text:p text:style-name="Standard">8:34</text:p>
      <text:p text:style-name="Standard">2 files </text:p>
      <text:p text:style-name="Standard">Vicia_faba_muestreo_Alfonso.docx</text:p>
      <text:p text:style-name="Standard">13 kB Word Document13 kB — Click to view</text:p>
      <text:p text:style-name="Standard"/>
      <text:p text:style-name="Standard"/>
      <text:p text:style-name="Standard">Vicia_faba_abundancia.csv</text:p>
      <text:p text:style-name="Standard">35 kB CSVClick to view details</text:p>
      <text:p text:style-name="Standard"/>
      <text:p text:style-name="Standard"/>
      <text:p text:style-name="Standard"/>
      <text:p text:style-name="Standard">Nacho <text:s/>8:36 PM</text:p>
      <text:p text:style-name="Standard">Gracias Carlos!</text:p>
      <text:p text:style-name="Standard"/>
      <text:p text:style-name="Standard">Carlos <text:s/>8:36 PM</text:p>
      <text:p text:style-name="Standard">Nada, a vosotros</text:p>
      <text:p text:style-name="Standard"/>
      <text:p text:style-name="Standard">Carlos <text:s/>8:37 PM</text:p>
      <text:p text:style-name="Standard">El data set está crudo, por lo que hay observaciones que vienen de los individuos pinchados y otras que son de los que no se cogían pero se apuntaban en vuelo.</text:p>
      <text:p text:style-name="Standard"/>
      <text:p text:style-name="Standard">1 reply</text:p>
      <text:p text:style-name="Standard">Today at 8:46 PMView thread</text:p>
      <text:p text:style-name="Standard"/>
      <text:p text:style-name="Standard">Alfonso <text:s/>8:38 PM</text:p>
      <text:p text:style-name="Standard">Genial, Carlos! Mil gracias! Lo miro y te envío por mail las dudas que tenga al trasponerlo al formato de OBServ</text:p>
      <text:p text:style-name="Standard"/>
      <text:p text:style-name="Standard">Carlos <text:s/>8:38 PM</text:p>
      <text:p text:style-name="Standard">Si tienes cualquier duda o algo que falte coméntame sin problema. El dato de cantidad de flores no lo tenemos porque no lo apuntamos.</text:p>
      <text:p text:style-name="Standard">8:39</text:p>
      <text:p text:style-name="Standard">Vale genial!</text:p>
      <text:p text:style-name="Standard"/>
      <text:p text:style-name="Standard">Alfonso <text:s/>8:40 PM</text:p>
      <text:p text:style-name="Standard">Carlos, cómo te apellidas?</text:p>
      <text:p text:style-name="Standard"/>
      <text:p text:style-name="Standard"><text:soft-page-break/>Carlos <text:s/>8:41 PM</text:p>
      <text:p text:style-name="Standard">Zaragoza Trello</text:p>
      <text:p text:style-name="Standard"/>
      <text:p text:style-name="Standard">Alfonso <text:s/>8:41 PM</text:p>
      <text:p text:style-name="Standard">guay!</text:p>
      <text:p text:style-name="Standard">8:43</text:p>
      <text:p text:style-name="Standard">en qué año es el estudio?</text:p>
      <text:p text:style-name="Standard"/>
      <text:p text:style-name="Standard">Carlos <text:s/>8:43 PM</text:p>
      <text:p text:style-name="Standard">Por cierto, Alfonso, muy chula tu charla de los glmm, gracias, me vino genial para ver cosas en las que no había reparado y también pensé en algunas que podía haber testado y no hice, eso me alegró menos jejje</text:p>
      <text:p text:style-name="Standard">8:43</text:p>
      <text:p text:style-name="Standard">Pues es del 2017</text:p>
      <text:p text:style-name="Standard">8:43</text:p>
      <text:p text:style-name="Standard">perdona que no te lo he puesto</text:p>
      <text:p text:style-name="Standard"/>
      <text:p text:style-name="Standard">Carlos <text:s/>8:46 PM</text:p>
      <text:p text:style-name="Standard">replied to a thread:</text:p>
      <text:p text:style-name="Standard">El data set está crudo, por lo que hay observaciones que vienen de los individuos pinchados y otras que son de los que no se cogían pero se apuntaban en vuelo.</text:p>
      <text:p text:style-name="Standard">no en vuelo, que se posaban en la flor se apuntaban, pero que no los atrapaba con la red.</text:p>
      <text:p text:style-name="Standard"/>
      <text:p text:style-name="Standard">Alfonso <text:s/>8:50 PM</text:p>
      <text:p text:style-name="Standard">muchas gracias por el feedback positivo! Me alegra mucho que surgiesen cosas útiles, pese a mi errática exposición. Durante la preparación, me pasó lo mismo: vi varios test que había pasado por alto en mis trabajos... Los del futuro serán mejores :slightly_smiling_face:</text:p>
      <text:p text:style-name="Standard"/>
      <text:p text:style-name="Standard">Carlos <text:s/>8:51 PM</text:p>
      <text:p text:style-name="Standard">Seguro!</text:p>
      <text:p text:style-name="Standard">8:51</text:p>
      <text:p text:style-name="Standard">Cualquier duda sobre el data set escríbeme.</text:p>
      <text:p text:style-name="Standard"/>
      <text:p text:style-name="Standard">Alfonso <text:s/>8:53 PM</text:p>
      <text:p text:style-name="Standard">conoces el manejo de los campos estudiados? Organico? IPM? Convencional?</text:p>
      <text:p text:style-name="Standard">8:53</text:p>
      <text:p text:style-name="Standard">Con esta pregunta concluyo el braseo</text:p>
      <text:p text:style-name="Standard">8:54</text:p>
      <text:p text:style-name="Standard">Si no, no hay problema... NA y listo :slightly_smiling_face:</text:p>
      <text:p text:style-name="Standard"/>
      <text:p text:style-name="Standard">Carlos <text:s/>8:54 PM</text:p>
      <text:p text:style-name="Standard">No es nada braseo</text:p>
      <text:p text:style-name="Standard">8:54</text:p>
      <text:p text:style-name="Standard">Qué es IPM?</text:p>
      <text:p text:style-name="Standard"/>
      <text:p text:style-name="Standard">Alfonso <text:s/>8:54 PM</text:p>
      <text:p text:style-name="Standard">integrated pest management</text:p>
      <text:p text:style-name="Standard"/>
      <text:p text:style-name="Standard">Carlos <text:s/>8:55 PM</text:p>
      <text:p text:style-name="Standard">Sobre esos datos tenemos pero de encuestas que hicimos en paralelo y no a los agricultores de esas parcelas, fueron muy pocos los campos que coincidieron.</text:p>
      <text:p text:style-name="Standard">New</text:p>
      <text:p text:style-name="Standard"><text:soft-page-break/>8:58</text:p>
      <text:p text:style-name="Standard">De esas encuestas, tenemos medias por parroquias con un índice de buenas prácticas con polinizadores (certificacion, uso de pesticida, uso de abonos orgánicos o policultivo en la parcelas) que integramos con los campos que coincidían</text:p>
      <text:p text:style-name="Standard"/>
      <text:p text:style-name="Standard">Alfonso <text:s/>9:00 PM</text:p>
      <text:p text:style-name="Standard">vale, sabiendo que tenéis esa info, la podemos procesar más adelante</text:p>
      <text:p text:style-name="Standard">9:00</text:p>
      <text:p text:style-name="Standard">de momento podemos ir cargando la parte fácil y luego ampliar</text:p>
      <text:p text:style-name="Standard">9:01</text:p>
      <text:p text:style-name="Standard">en cuanto tenga procesados datos, te mando el resultado para que le eches un vistazo</text:p>
      <text:p text:style-name="Standard">9:02</text:p>
      <text:p text:style-name="Standard">Un abrazo y disfruta de una estupenda noche y un mejor fin de semana!</text:p>
      <text:p text:style-name="Standard"/>
      <text:p text:style-name="Standard">Carlos <text:s/>9:02 PM</text:p>
      <text:p text:style-name="Standard">Al trabajar con medias por parroquía (son 5 parroquias en total) y ser datos independientes de los campos, no sé si la escala os servirá.</text:p>
      <text:p text:style-name="Standard">9:02</text:p>
      <text:p text:style-name="Standard">Vale genial, le echo un vistazo</text:p>
      <text:p text:style-name="Standard">9:02</text:p>
      <text:p text:style-name="Standard">Un abrazo igualmente! Buena noche!</text:p>
      <text:p text:style-name="Standard"/>
      <text:p text:style-name="Standard">Alfonso <text:s/>9:02 PM</text:p>
      <text:p text:style-name="Standard">gracias! Buena noche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5T21:03:17.452000000</meta:creation-date>
    <dc:date>2021-01-15T21:04:16.196000000</dc:date>
    <meta:editing-duration>PT59S</meta:editing-duration>
    <meta:editing-cycles>1</meta:editing-cycles>
    <meta:document-statistic meta:table-count="0" meta:image-count="0" meta:object-count="0" meta:page-count="3" meta:paragraph-count="83" meta:word-count="654" meta:character-count="3598" meta:non-whitespace-character-count="3005"/>
    <meta:generator>LibreOffice/6.4.1.2$Windows_X86_64 LibreOffice_project/4d224e95b98b138af42a64d84056446d09082932</meta:generator>
  </office:meta>
</office:document-meta>
</file>